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B000000DB48E6F1FCFBEF3376F.png" manifest:media-type="image/png"/>
  <manifest:file-entry manifest:full-path="Pictures/10000201000009B000000DB4F29670564BCB949D.png" manifest:media-type="image/png"/>
  <manifest:file-entry manifest:full-path="Pictures/10000201000009B000000DB4BF47E3994083C5B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fondotp3" xlink:href="Pictures/10000201000009B000000DB4BF47E3994083C5B1.png" xlink:type="simple" xlink:show="embed" xlink:actuate="onLoad"/>
    <draw:fill-image draw:name="tapTP3" xlink:href="Pictures/10000201000009B000000DB4F29670564BCB949D.png" xlink:type="simple" xlink:show="embed" xlink:actuate="onLoad"/>
    <draw:fill-image draw:name="tapaTP3" xlink:href="Pictures/10000201000009B000000DB48E6F1FCFBEF3376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ondotp3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201000009B000000DB4BF47E3994083C5B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apTP3" draw:fill-image-width="100%" draw:fill-image-height="100%" style:repeat="no-repeat" draw:fill-image-ref-point="center" style:footnote-max-height="0cm">
        <style:background-image xlink:href="Pictures/10000201000009B000000DB4F29670564BCB949D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7:34:11.481524159</meta:creation-date>
    <dc:date>2021-07-04T20:48:28.749463395</dc:date>
    <meta:editing-duration>PT4M1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